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2" style:family="paragraph">
      <loext:graphic-properties draw:fill="none" draw:fill-color="#ffffff"/>
      <style:text-properties fo:font-size="20pt" fo:font-weight="normal" style:font-size-asian="20pt" style:font-weight-asian="normal" style:font-size-complex="20pt" style:font-weight-complex="normal"/>
    </style:style>
    <style:style style:name="P3" style:family="paragraph">
      <style:paragraph-properties fo:text-align="center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2.9cm" svg:y="2.45cm">
          <draw:text-box>
            <text:p><text:span text:style-name="T1">f[i]</text:span></text:p>
          </draw:text-box>
        </draw:frame>
        <draw:frame draw:style-name="gr1" draw:text-style-name="P2" draw:layer="layout" svg:width="1cm" svg:height="1.65cm" svg:x="17.7cm" svg:y="9.1cm">
          <draw:text-box>
            <text:p><text:span text:style-name="T1">i</text:span></text:p>
          </draw:text-box>
        </draw:frame>
        <draw:frame draw:style-name="gr2" draw:text-style-name="P3" draw:layer="layout" svg:width="15.057cm" svg:height="8.005cm" svg:x="2.5cm" svg:y="3.795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12-02T15:42:43.760126417</dc:date>
    <meta:editing-duration>PT20M26S</meta:editing-duration>
    <meta:editing-cycles>21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9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058cm" svg:height="8.006cm" xlink:href="." xlink:type="simple" chart:class="chart:scatter" chart:style-name="ch1">
        <chart:plot-area chart:style-name="ch2" chart:data-source-has-labels="both" svg:x="0.301cm" svg:y="0.16cm" svg:width="14.456cm" svg:height="7.686cm">
          <chartooo:coordinate-region svg:x="0.843cm" svg:y="0.274cm" svg:width="13.82cm" svg:height="7.288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.535107">
                <text:p>4.53510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542583">
                <text:p>2.5425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.345012">
                <text:p>4.3450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199224">
                <text:p>3.1992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1.078533">
                <text:p>-1.0785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.161279">
                <text:p>4.1612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917879">
                <text:p>0.9178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.476322">
                <text:p>4.4763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.836036">
                <text:p>2.8360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1.116303">
                <text:p>-1.1163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